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CE" svg:font-family="'Arial CE'"/>
    <style:font-face style:name="MS Sans Serif" svg:font-family="'MS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07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96.04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60.59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2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ext-properties style:font-name="Arial CE" fo:font-size="12pt" fo:font-weight="bold" style:font-name-asian="Arial CE" style:font-size-asian="12pt" style:font-weight-asian="bold" style:font-name-complex="Arial CE" style:font-size-complex="12pt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 CE" fo:font-size="12pt" fo:font-weight="bold" style:font-name-asian="Arial CE" style:font-size-asian="12pt" style:font-weight-asian="bold" style:font-name-complex="Arial CE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 CE" fo:font-size="10pt" style:font-name-asian="Arial CE" style:font-size-asian="10pt" style:font-name-complex="Arial CE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 CE" fo:font-size="10pt" style:font-name-asian="Arial CE" style:font-size-asian="10pt" style:font-name-complex="Arial CE" style:font-size-complex="10pt"/>
    </style:style>
    <style:style style:name="ce5" style:family="table-cell" style:parent-style-name="Default" style:data-style-name="N0">
      <style:text-properties style:font-name="Arial CE" fo:font-size="10pt" style:font-name-asian="Arial CE" style:font-size-asian="10pt" style:font-name-complex="Arial CE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 CE" fo:font-size="12pt" fo:font-weight="bold" style:font-name-asian="Arial CE" style:font-size-asian="12pt" style:font-weight-asian="bold" style:font-name-complex="Arial CE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 CE" fo:font-size="10pt" style:font-name-asian="Arial CE" style:font-size-asian="10pt" style:font-name-complex="Arial CE" style:font-size-complex="10pt"/>
    </style:style>
    <style:style style:name="ce6" style:family="table-cell" style:parent-style-name="Default" style:data-style-name="N0">
      <style:text-properties style:font-name="MS Sans Serif" fo:font-size="10pt" style:font-name-asian="MS Sans Serif" style:font-size-asian="10pt" style:font-name-complex="MS Sans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2" table:default-cell-style-name="ce1"/>
        <table:table-column table:style-name="co7" table:number-columns-repeated="50" table:default-cell-style-name="ce5"/>
        <table:table-column table:style-name="co9" table:number-columns-repeated="4" table:default-cell-style-name="ce1"/>
        <table:table-row table:style-name="ro1">
          <table:table-cell table:style-name="ce2" office:value-type="string" calcext:value-type="string">
            <text:p>NumerZamowienia</text:p>
          </table:table-cell>
          <table:table-cell table:style-name="ce7" office:value-type="string" calcext:value-type="string" table:number-columns-spanned="2" table:number-rows-spanned="1">
            <text:p>NazwaKlienta</text:p>
          </table:table-cell>
          <table:covered-table-cell/>
          <table:table-cell table:style-name="ce3" office:value-type="string" calcext:value-type="string">
            <text:p>AdresKlienta</text:p>
          </table:table-cell>
          <table:table-cell table:style-name="ce2" office:value-type="string" calcext:value-type="string">
            <text:p>Zawod</text:p>
          </table:table-cell>
          <table:table-cell table:style-name="ce2" office:value-type="string" calcext:value-type="string">
            <text:p>Plec</text:p>
          </table:table-cell>
          <table:table-cell table:style-name="ce2" office:value-type="string" calcext:value-type="string">
            <text:p>Wiek</text:p>
          </table:table-cell>
          <table:table-cell table:style-name="ce2" office:value-type="string" calcext:value-type="string">
            <text:p>SzczegolyZamowienia</text:p>
          </table:table-cell>
          <table:table-cell table:number-columns-repeated="2"/>
          <table:table-cell table:style-name="ce2" table:number-columns-repeated="50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Jadwiga Bilecka</text:p>
          </table:table-cell>
          <table:covered-table-cell/>
          <table:table-cell table:style-name="ce4" office:value-type="string" calcext:value-type="string">
            <text:p>ul. Kwiatowa 29/6, 26-600 Radom, woj. Mazowieckie</text:p>
          </table:table-cell>
          <table:table-cell office:value-type="string" calcext:value-type="string">
            <text:p>filolog</text:p>
          </table:table-cell>
          <table:table-cell office:value-type="string" calcext:value-type="string">
            <text:p>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siążka - Angielski, Koszt 100 zł</text:p>
          </table:table-cell>
          <table:table-cell table:number-columns-repeated="5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Rafał Bobek</text:p>
          </table:table-cell>
          <table:covered-table-cell/>
          <table:table-cell table:style-name="ce4" office:value-type="string" calcext:value-type="string">
            <text:p>ul. Kwiatowa 32/6, 26-600 Radom, woj. Mazowieckie</text:p>
          </table:table-cell>
          <table:table-cell office:value-type="string" calcext:value-type="string">
            <text:p>kartograf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estaw długopisów, Koszt 10 zł</text:p>
          </table:table-cell>
          <table:table-cell table:number-columns-repeated="5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Robert Bobekowski</text:p>
          </table:table-cell>
          <table:covered-table-cell/>
          <table:table-cell table:style-name="ce4" office:value-type="string" calcext:value-type="string">
            <text:p>ul. Kwiatowa 29/5, 00-005 Radom, woj. Mazowieckie</text:p>
          </table:table-cell>
          <table:table-cell office:value-type="string" calcext:value-type="string">
            <text:p>kartograf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łówek, Koszt 5 zł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Rafał Bobikowski</text:p>
          </table:table-cell>
          <table:covered-table-cell/>
          <table:table-cell table:style-name="ce4" office:value-type="string" calcext:value-type="string">
            <text:p>ul. Kwiatowa 31/3, 00-006 Warszawa, woj. Mazowieckie</text:p>
          </table:table-cell>
          <table:table-cell office:value-type="string" calcext:value-type="string">
            <text:p>kartograf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łówek, Koszt 5 zł</text:p>
          </table:table-cell>
          <table:table-cell table:number-columns-repeated="5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2" table:number-rows-spanned="1">
            <text:p>Rafał Brobek</text:p>
          </table:table-cell>
          <table:covered-table-cell/>
          <table:table-cell table:style-name="ce4" office:value-type="string" calcext:value-type="string">
            <text:p>ul. Kwiatowa 26/3, 00-006 Warszawa, woj. Mazowieckie</text:p>
          </table:table-cell>
          <table:table-cell office:value-type="string" calcext:value-type="string">
            <text:p>kartograf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estaw długopisów, Koszt 10 zł</text:p>
          </table:table-cell>
          <table:table-cell table:number-columns-repeated="5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2" table:number-rows-spanned="1">
            <text:p>Wiktor Brudziak</text:p>
          </table:table-cell>
          <table:covered-table-cell/>
          <table:table-cell table:style-name="ce4" office:value-type="string" calcext:value-type="string">
            <text:p>ul. Kwiatowa 39/13, 00-005 Warszawa, woj. Mazowieckie</text:p>
          </table:table-cell>
          <table:table-cell office:value-type="string" calcext:value-type="string">
            <text:p>nauczyciel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Zestaw długopisów, Koszt 10 zł</text:p>
          </table:table-cell>
          <table:table-cell table:number-columns-repeated="5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 table:number-columns-spanned="2" table:number-rows-spanned="1">
            <text:p>Bolesław Bryński</text:p>
          </table:table-cell>
          <table:covered-table-cell/>
          <table:table-cell table:style-name="ce4" office:value-type="string" calcext:value-type="string">
            <text:p>ul. Kwiatowa 34/6, 00-005 Warszawa, woj. Mazowieckie</text:p>
          </table:table-cell>
          <table:table-cell office:value-type="string" calcext:value-type="string">
            <text:p>geograf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siążka – Atlas, Koszt 50 zł</text:p>
          </table:table-cell>
          <table:table-cell table:number-columns-repeated="5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 table:number-columns-spanned="2" table:number-rows-spanned="1">
            <text:p>Jadwiga Chrilecka</text:p>
          </table:table-cell>
          <table:covered-table-cell/>
          <table:table-cell table:style-name="ce4" office:value-type="string" calcext:value-type="string">
            <text:p>ul. Kwiatowa 54/5, 00-004 Warszawa, woj. Mazowieckie</text:p>
          </table:table-cell>
          <table:table-cell office:value-type="string" calcext:value-type="string">
            <text:p>geodeta</text:p>
          </table:table-cell>
          <table:table-cell office:value-type="string" calcext:value-type="string">
            <text:p>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mierz, Koszt 1000 zł</text:p>
          </table:table-cell>
          <table:table-cell table:number-columns-repeated="5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2" table:number-rows-spanned="1">
            <text:p>Liliana Ciupała</text:p>
          </table:table-cell>
          <table:covered-table-cell/>
          <table:table-cell table:style-name="ce4" office:value-type="string" calcext:value-type="string">
            <text:p>ul. Kwiatowa 33/3, 00-004 Warszawa, woj. Mazowieckie</text:p>
          </table:table-cell>
          <table:table-cell office:value-type="string" calcext:value-type="string">
            <text:p>inżynier</text:p>
          </table:table-cell>
          <table:table-cell office:value-type="string" calcext:value-type="string">
            <text:p>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yzoryk, Koszt 9,99 zł</text:p>
          </table:table-cell>
          <table:table-cell table:number-columns-repeated="5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 table:number-columns-spanned="2" table:number-rows-spanned="1">
            <text:p>Katarzyna Dawro</text:p>
          </table:table-cell>
          <table:covered-table-cell/>
          <table:table-cell table:style-name="ce4" office:value-type="string" calcext:value-type="string">
            <text:p>ul. Kwiatowa 33/11, 00-003 Warszawa, woj. Mazowieckie</text:p>
          </table:table-cell>
          <table:table-cell office:value-type="string" calcext:value-type="string">
            <text:p>geograf</text:p>
          </table:table-cell>
          <table:table-cell office:value-type="string" calcext:value-type="string">
            <text:p>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siążka – Atlas, Koszt 50 zł</text:p>
          </table:table-cell>
          <table:table-cell table:number-columns-repeated="5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Jadwiga Derilecka</text:p>
          </table:table-cell>
          <table:covered-table-cell/>
          <table:table-cell table:style-name="ce4" office:value-type="string" calcext:value-type="string">
            <text:p>ul. Kwiatowa 30/7, 00-003 Warszawa, woj. Mazowieckie</text:p>
          </table:table-cell>
          <table:table-cell office:value-type="string" calcext:value-type="string">
            <text:p>geodeta</text:p>
          </table:table-cell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almierz, Koszt 1000 zł</text:p>
          </table:table-cell>
          <table:table-cell table:number-columns-repeated="5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 table:number-columns-spanned="2" table:number-rows-spanned="1">
            <text:p>Michał Dertucha</text:p>
          </table:table-cell>
          <table:covered-table-cell/>
          <table:table-cell table:style-name="ce4" office:value-type="string" calcext:value-type="string">
            <text:p>ul. Kwiatowa 36/4, 00-002 Warszawa, woj. Mazowieckie</text:p>
          </table:table-cell>
          <table:table-cell office:value-type="string" calcext:value-type="string">
            <text:p>inżynier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siążka - Bazy danych, Koszt 50 zł</text:p>
          </table:table-cell>
          <table:table-cell table:number-columns-repeated="5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 table:number-columns-spanned="2" table:number-rows-spanned="1">
            <text:p>Wiktor Labuda</text:p>
          </table:table-cell>
          <table:covered-table-cell/>
          <table:table-cell table:style-name="ce4" office:value-type="string" calcext:value-type="string">
            <text:p>ul. Kwiatowa 39/11, 30-009 Kraków, woj. Małopolskie</text:p>
          </table:table-cell>
          <table:table-cell office:value-type="string" calcext:value-type="string">
            <text:p>nauczyciel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siążka – Matematyka, Koszt 20 zł</text:p>
          </table:table-cell>
          <table:table-cell table:number-columns-repeated="5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string" calcext:value-type="string" table:number-columns-spanned="2" table:number-rows-spanned="1">
            <text:p>Ewa Niemota</text:p>
          </table:table-cell>
          <table:covered-table-cell/>
          <table:table-cell table:style-name="ce4" office:value-type="string" calcext:value-type="string">
            <text:p>ul. Kwiatowa 38/12, 30-014, Kraków, woj. Małopolskie</text:p>
          </table:table-cell>
          <table:table-cell office:value-type="string" calcext:value-type="string">
            <text:p>filolog</text:p>
          </table:table-cell>
          <table:table-cell office:value-type="string" calcext:value-type="string">
            <text:p>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siążka – Niemiecki, Koszt 100 zł</text:p>
          </table:table-cell>
          <table:table-cell table:number-columns-repeated="5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string" calcext:value-type="string" table:number-columns-spanned="2" table:number-rows-spanned="1">
            <text:p>Zbigniewa Ruda</text:p>
          </table:table-cell>
          <table:covered-table-cell/>
          <table:table-cell table:style-name="ce4" office:value-type="string" calcext:value-type="string">
            <text:p>ul. Kwiatowa 56/32, 30-018, Kraków, woj. Małopolskie</text:p>
          </table:table-cell>
          <table:table-cell office:value-type="string" calcext:value-type="string">
            <text:p>plastyk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rby, Koszt 30 zł</text:p>
          </table:table-cell>
          <table:table-cell table:number-columns-repeated="5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string" calcext:value-type="string" table:number-columns-spanned="2" table:number-rows-spanned="1">
            <text:p>Barbara Sadurski</text:p>
          </table:table-cell>
          <table:covered-table-cell/>
          <table:table-cell table:style-name="ce4" office:value-type="string" calcext:value-type="string">
            <text:p>ul. Kwiatowa 44/7, 30-008, Kraków, woj. Małopolskie</text:p>
          </table:table-cell>
          <table:table-cell office:value-type="string" calcext:value-type="string">
            <text:p>filolog</text:p>
          </table:table-cell>
          <table:table-cell office:value-type="string" calcext:value-type="string">
            <text:p>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siążka - Angielski, Koszt 100 zł</text:p>
          </table:table-cell>
          <table:table-cell table:number-columns-repeated="5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office:value-type="string" calcext:value-type="string" table:number-columns-spanned="2" table:number-rows-spanned="1">
            <text:p>Wiktor Zamłcki</text:p>
          </table:table-cell>
          <table:covered-table-cell/>
          <table:table-cell table:style-name="ce4" office:value-type="string" calcext:value-type="string">
            <text:p>ul. Kwiatowa 39/8, 30-013, Kraków, woj. Małopolskie</text:p>
          </table:table-cell>
          <table:table-cell office:value-type="string" calcext:value-type="string">
            <text:p>pedagog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estaw długopisów, Koszt 10 zł</text:p>
          </table:table-cell>
          <table:table-cell table:number-columns-repeated="5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 table:number-columns-spanned="2" table:number-rows-spanned="1">
            <text:p>Tadeusz Zomornik</text:p>
          </table:table-cell>
          <table:covered-table-cell/>
          <table:table-cell table:style-name="ce4" office:value-type="string" calcext:value-type="string">
            <text:p>ul. Kwiatowa 43/12, 30-017, Kraków, woj. Małopolskie</text:p>
          </table:table-cell>
          <table:table-cell office:value-type="string" calcext:value-type="string">
            <text:p>nauczyciel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łówek, Koszt 5 zł</text:p>
          </table:table-cell>
          <table:table-cell table:number-columns-repeated="5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office:value-type="string" calcext:value-type="string" table:number-columns-spanned="2" table:number-rows-spanned="1">
            <text:p>Edward Żeligowski</text:p>
          </table:table-cell>
          <table:covered-table-cell/>
          <table:table-cell table:style-name="ce4" office:value-type="string" calcext:value-type="string">
            <text:p>ul. Kwiatowa 53/22, 34-500, Zakopane, woj. Małopolskie</text:p>
          </table:table-cell>
          <table:table-cell office:value-type="string" calcext:value-type="string">
            <text:p>filolog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siążka – Niemiecki, Koszt 100 zł</text:p>
          </table:table-cell>
          <table:table-cell table:number-columns-repeated="5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office:value-type="string" calcext:value-type="string" table:number-columns-spanned="2" table:number-rows-spanned="1">
            <text:p>Zbigniew Żeligowski</text:p>
          </table:table-cell>
          <table:covered-table-cell/>
          <table:table-cell table:style-name="ce4" office:value-type="string" calcext:value-type="string">
            <text:p>ul. Kwiatowa 56/22, 34-500, Zakopane, woj. Małopolskie</text:p>
          </table:table-cell>
          <table:table-cell office:value-type="string" calcext:value-type="string">
            <text:p>plastyk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rby, Koszt 30 zł</text:p>
          </table:table-cell>
          <table:table-cell table:number-columns-repeated="5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office:value-type="string" calcext:value-type="string" table:number-columns-spanned="2" table:number-rows-spanned="1">
            <text:p>Hermiona Granger</text:p>
          </table:table-cell>
          <table:covered-table-cell/>
          <table:table-cell office:value-type="string" calcext:value-type="string">
            <text:p>ul. Kwiatowa 71/14, 67-145, Poznan, woj. Wielkopolskie</text:p>
          </table:table-cell>
          <table:table-cell office:value-type="string" calcext:value-type="string">
            <text:p>czarodziej</text:p>
          </table:table-cell>
          <table:table-cell office:value-type="string" calcext:value-type="string">
            <text:p>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otła, Koszt 700zl </text:p>
          </table:table-cell>
          <table:table-cell table:number-columns-repeated="5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office:value-type="string" calcext:value-type="string" table:number-columns-spanned="2" table:number-rows-spanned="1">
            <text:p>John Golt</text:p>
          </table:table-cell>
          <table:covered-table-cell/>
          <table:table-cell table:style-name="ce4" office:value-type="string" calcext:value-type="string">
            <text:p>ul. Kwiatowa 57/22, 34-300, <text:s/>Poznan, woj. Wielkopolskie</text:p>
          </table:table-cell>
          <table:table-cell office:value-type="string" calcext:value-type="string">
            <text:p>inżynier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siążka – Polski, Koszt 100 zł</text:p>
          </table:table-cell>
          <table:table-cell table:number-columns-repeated="5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string" calcext:value-type="string" table:number-columns-spanned="2" table:number-rows-spanned="1">
            <text:p>Tony Stark</text:p>
          </table:table-cell>
          <table:covered-table-cell/>
          <table:table-cell table:style-name="ce6" office:value-type="string" calcext:value-type="string">
            <text:p>ul. Kwiatowa 96/22, 34-522, <text:s/>Goleniow, woj. Zachodniopomorskie</text:p>
          </table:table-cell>
          <table:table-cell office:value-type="string" calcext:value-type="string">
            <text:p>inżynier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astykowy Pasztecik, Koszt 7 zl</text:p>
          </table:table-cell>
          <table:table-cell table:number-columns-repeated="5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office:value-type="string" calcext:value-type="string" table:number-columns-spanned="2" table:number-rows-spanned="1">
            <text:p>Sheldon Cooper</text:p>
          </table:table-cell>
          <table:covered-table-cell/>
          <table:table-cell office:value-type="string" calcext:value-type="string">
            <text:p>ul. Kwiatowa 09/22, 77-098, <text:s/>Stargard, woj. Zachodniopomorskie</text:p>
          </table:table-cell>
          <table:table-cell office:value-type="string" calcext:value-type="string">
            <text:p>fizyk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ptop, Koszt 1500 zl</text:p>
          </table:table-cell>
          <table:table-cell table:number-columns-repeated="5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office:value-type="string" calcext:value-type="string" table:number-columns-spanned="2" table:number-rows-spanned="1">
            <text:p>Yana Pokora</text:p>
          </table:table-cell>
          <table:covered-table-cell/>
          <table:table-cell office:value-type="string" calcext:value-type="string">
            <text:p>ul. Kwiatowa 89/65, 34-500, <text:s/>Poznan, woj. Wielkopolskie</text:p>
          </table:table-cell>
          <table:table-cell office:value-type="string" calcext:value-type="string">
            <text:p>modelka</text:p>
          </table:table-cell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fumy "SensZycia", Koszt 1 zl</text:p>
          </table:table-cell>
          <table:table-cell table:number-columns-repeated="5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office:value-type="string" calcext:value-type="string" table:number-columns-spanned="2" table:number-rows-spanned="1">
            <text:p>Elon Musk</text:p>
          </table:table-cell>
          <table:covered-table-cell/>
          <table:table-cell office:value-type="string" calcext:value-type="string">
            <text:p>ul. Kwiatowa 17/22, 09-580, <text:s/>Poznan, woj. Wielkopolskie</text:p>
          </table:table-cell>
          <table:table-cell office:value-type="string" calcext:value-type="string">
            <text:p>inżynier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iry, Koszt 5 zl</text:p>
          </table:table-cell>
          <table:table-cell table:number-columns-repeated="5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string" calcext:value-type="string" table:number-columns-spanned="2" table:number-rows-spanned="1">
            <text:p>Andrij Fedoriv</text:p>
          </table:table-cell>
          <table:covered-table-cell/>
          <table:table-cell office:value-type="string" calcext:value-type="string">
            <text:p>ul. Kwiatowa 13/42, 56-890, <text:s/>Poznan, woj. Wielkopolskie</text:p>
          </table:table-cell>
          <table:table-cell office:value-type="string" calcext:value-type="string">
            <text:p>marketolog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lecak, Koszt 500 zl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office:value-type="string" calcext:value-type="string" table:number-columns-spanned="2" table:number-rows-spanned="1">
            <text:p>Rahat Lukkum</text:p>
          </table:table-cell>
          <table:covered-table-cell/>
          <table:table-cell office:value-type="string" calcext:value-type="string">
            <text:p>ul. Kwiatowa 19/19, 37-555, <text:s/>Poznan, woj. Wielkopolskie</text:p>
          </table:table-cell>
          <table:table-cell office:value-type="string" calcext:value-type="string">
            <text:p>geograf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onik, Koszt 3 zl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office:value-type="string" calcext:value-type="string" table:number-columns-spanned="2" table:number-rows-spanned="1">
            <text:p>Adam Ulica</text:p>
          </table:table-cell>
          <table:covered-table-cell/>
          <table:table-cell office:value-type="string" calcext:value-type="string">
            <text:p>ul. Kwiatowa 99/22, 34-509, <text:s/>Poznan, woj. Wielkopolskie</text:p>
          </table:table-cell>
          <table:table-cell office:value-type="string" calcext:value-type="string">
            <text:p>fryzjer</text:p>
          </table:table-cell>
          <table:table-cell office:value-type="string" calcext:value-type="string">
            <text:p>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pa Poznania, Koszt 20 zl 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 table:number-columns-spanned="2" table:number-rows-spanned="1">
            <text:p>Joanna Kwiatowa</text:p>
          </table:table-cell>
          <table:covered-table-cell/>
          <table:table-cell office:value-type="string" calcext:value-type="string">
            <text:p>ul. Kwiatowa 67/42, 34-590, <text:s/>Poznan, woj. Wielkopolskie</text:p>
          </table:table-cell>
          <table:table-cell office:value-type="string" calcext:value-type="string">
            <text:p>pedagog</text:p>
          </table:table-cell>
          <table:table-cell office:value-type="string" calcext:value-type="string">
            <text:p>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Pod, Koszt 1020 zl</text:p>
          </table:table-cell>
          <table:table-cell table:number-columns-repeated="56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63" table:default-cell-style-name="ce1"/>
        <table:table-row table:style-name="ro2">
          <table:table-cell office:value-type="string" calcext:value-type="string">
            <text:p>Table Zamowienia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umer_zamowienia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klientid int [ref: &gt; klienci.id_klienta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produkt_id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able klienci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klienta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mie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isko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adres_id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zawod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wiek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plec_id text [ref: &gt; plec.id_plec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able adres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adresu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ulic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r_domu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r_mieszkania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kod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miasto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able zawody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zawodu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able plec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plec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Table produkty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produktu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cen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able miasta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miasta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wojewodztwo_id i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Table wojewodztwa {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id_wojewodztwa int [pk]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<text:s text:c="2"/>nazwa tex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}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Ref: "Zamowienia"."produkt_id" &lt; "produkty"."id_produktu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f: "klienci"."adres_id" &lt; "adres"."id_adresu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f: "klienci"."zawod" &lt; "zawody"."id_zawodu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f: "miasta"."wojewodztwo_id" &lt; "wojewodztwa"."id_wojewodztwa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f: "adres"."miasto" &lt; "miasta"."id_miasta"</text:p>
          </table:table-cell>
          <table:table-cell table:number-columns-repeated="63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wzrost" table:base-cell-address="$Sheet1.$A$1" table:cell-range-address="Sheet1.$H$1:Sheet1.$H$2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CE" svg:font-family="'Arial CE'"/>
    <style:font-face style:name="MS Sans Serif" svg:font-family="'MS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09-04-16T11:32:48Z</meta:creation-date>
    <dc:date>2019-11-17T14:44:43.653000000</dc:date>
    <meta:editing-cycles>16</meta:editing-cycles>
    <meta:editing-duration>PT16H23M24S</meta:editing-duration>
    <meta:document-statistic meta:table-count="2" meta:cell-count="266" meta:object-count="0"/>
    <meta:user-defined meta:name="Info 1"/>
    <meta:user-defined meta:name="Info 2"/>
    <meta:user-defined meta:name="Info 3"/>
    <meta:user-defined meta:name="Info 4"/>
  </office:meta>
</office:document-meta>
</file>